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6.096cm" svg:x="1.924cm" svg:y="2.397cm">
          <text:p text:style-name="P1">AM335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1.397cm" svg:x="8.02cm" svg:y="4.81cm">
          <text:p text:style-name="P1">I<text:span text:style-name="T1">2</text:span>C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6.096cm" svg:height="6.096cm" svg:x="11.576cm" svg:y="2.397cm">
          <text:p text:style-name="P1">TPS65217B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898cm" svg:y1="2.878cm" svg:x2="11.549cm" svg:y2="2.878cm">
          <text:p/>
        </draw:line>
        <draw:line draw:style-name="gr2" draw:text-style-name="P1" draw:layer="layout" svg:x1="17.672cm" svg:y1="2.905cm" svg:x2="19.323cm" svg:y2="2.905cm">
          <text:p/>
        </draw:line>
        <draw:frame draw:style-name="gr3" draw:text-style-name="P2" draw:layer="layout" svg:width="3.084cm" svg:height="0.806cm" svg:x="8.655cm" svg:y="2.016cm">
          <draw:text-box>
            <text:p text:style-name="P2"><text:span text:style-name="T2">5V USB/AC</text:span></text:p>
          </draw:text-box>
        </draw:frame>
        <draw:frame draw:style-name="gr3" draw:text-style-name="P2" draw:layer="layout" svg:width="1.793cm" svg:height="0.806cm" svg:x="16.086cm" svg:y="2.532cm">
          <draw:text-box>
            <text:p><text:span text:style-name="T2">LDO1</text:span></text:p>
          </draw:text-box>
        </draw:frame>
        <draw:frame draw:style-name="gr3" draw:text-style-name="P2" draw:layer="layout" svg:width="1.793cm" svg:height="0.806cm" svg:x="16.087cm" svg:y="3.132cm">
          <draw:text-box>
            <text:p><text:span text:style-name="T2">LDO2</text:span></text:p>
          </draw:text-box>
        </draw:frame>
        <draw:frame draw:style-name="gr3" draw:text-style-name="P2" draw:layer="layout" svg:width="1.793cm" svg:height="0.806cm" svg:x="16.087cm" svg:y="2.532cm">
          <draw:text-box>
            <text:p><text:span text:style-name="T2">LDO1</text:span></text:p>
          </draw:text-box>
        </draw:frame>
        <draw:frame draw:style-name="gr3" draw:text-style-name="P2" draw:layer="layout" svg:width="1.793cm" svg:height="0.806cm" svg:x="16.088cm" svg:y="3.732cm">
          <draw:text-box>
            <text:p><text:span text:style-name="T2">LDO3</text:span></text:p>
          </draw:text-box>
        </draw:frame>
        <draw:line draw:style-name="gr2" draw:text-style-name="P1" draw:layer="layout" svg:x1="17.672cm" svg:y1="3.555cm" svg:x2="19.323cm" svg:y2="3.555cm">
          <text:p/>
        </draw:line>
        <draw:line draw:style-name="gr2" draw:text-style-name="P1" draw:layer="layout" svg:x1="17.672cm" svg:y1="4.105cm" svg:x2="19.323cm" svg:y2="4.105cm">
          <text:p/>
        </draw:line>
        <draw:line draw:style-name="gr2" draw:text-style-name="P1" draw:layer="layout" svg:x1="17.672cm" svg:y1="4.655cm" svg:x2="19.323cm" svg:y2="4.655cm">
          <text:p/>
        </draw:line>
        <draw:frame draw:style-name="gr3" draw:text-style-name="P2" draw:layer="layout" svg:width="1.793cm" svg:height="0.806cm" svg:x="16.089cm" svg:y="4.332cm">
          <draw:text-box>
            <text:p><text:span text:style-name="T2">LDO4</text:span></text:p>
          </draw:text-box>
        </draw:frame>
        <draw:frame draw:style-name="gr3" draw:text-style-name="P2" draw:layer="layout" svg:width="2.204cm" svg:height="0.806cm" svg:x="15.688cm" svg:y="5.932cm">
          <draw:text-box>
            <text:p><text:span text:style-name="T2">DCDC1</text:span></text:p>
          </draw:text-box>
        </draw:frame>
        <draw:frame draw:style-name="gr3" draw:text-style-name="P2" draw:layer="layout" svg:width="2.204cm" svg:height="0.806cm" svg:x="15.688cm" svg:y="6.532cm">
          <draw:text-box>
            <text:p><text:span text:style-name="T2">DCDC2</text:span></text:p>
          </draw:text-box>
        </draw:frame>
        <draw:frame draw:style-name="gr3" draw:text-style-name="P2" draw:layer="layout" svg:width="2.204cm" svg:height="0.806cm" svg:x="15.688cm" svg:y="7.132cm">
          <draw:text-box>
            <text:p><text:span text:style-name="T2">DCDC3</text:span></text:p>
          </draw:text-box>
        </draw:frame>
        <draw:line draw:style-name="gr2" draw:text-style-name="P1" draw:layer="layout" svg:x1="17.672cm" svg:y1="6.355cm" svg:x2="19.323cm" svg:y2="6.355cm">
          <text:p/>
        </draw:line>
        <draw:line draw:style-name="gr2" draw:text-style-name="P1" draw:layer="layout" svg:x1="17.672cm" svg:y1="6.955cm" svg:x2="19.323cm" svg:y2="6.955cm">
          <text:p/>
        </draw:line>
        <draw:line draw:style-name="gr2" draw:text-style-name="P1" draw:layer="layout" svg:x1="17.672cm" svg:y1="7.555cm" svg:x2="19.323cm" svg:y2="7.5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2T14:43:15</meta:creation-date>
    <dc:date>2013-05-02T15:22:10</dc:date>
    <meta:editing-duration>PT23M45S</meta:editing-duration>
    <meta:editing-cycles>1</meta:editing-cycles>
    <meta:document-statistic meta:object-count="20"/>
    <meta:generator>LibreOffice/3.5$MacOSX_x86 LibreOffice_project/e0fbe70-dcba98b-297ab39-994e618-0f858f0</meta:generator>
  </office:meta>
</office:document-meta>
</file>